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A0000009DE0534196.png" manifest:media-type="image/png"/>
  <manifest:file-entry manifest:full-path="Pictures/10000001000008000000045E1481B623.png" manifest:media-type="image/png"/>
  <manifest:file-entry manifest:full-path="Pictures/10000001000005CE000001E4BAA0EB69.png" manifest:media-type="image/png"/>
  <manifest:file-entry manifest:full-path="Pictures/100000010000055600000301B3A41E09.png" manifest:media-type="image/png"/>
  <manifest:file-entry manifest:full-path="Pictures/1000000100000380000001BEAA1EA8C0.png" manifest:media-type="image/png"/>
  <manifest:file-entry manifest:full-path="Pictures/1000000100000380000000E0C5B9A94B.png" manifest:media-type="image/png"/>
  <manifest:file-entry manifest:full-path="Pictures/10000001000005880000032019EA90CA.png" manifest:media-type="image/png"/>
  <manifest:file-entry manifest:full-path="Pictures/100000010000038000000104E111E6F2.png" manifest:media-type="image/png"/>
  <manifest:file-entry manifest:full-path="Pictures/10000001000005570000030468DB35E2.png" manifest:media-type="image/png"/>
  <manifest:file-entry manifest:full-path="Pictures/10000001000004AB000001776A921F22.png" manifest:media-type="image/png"/>
  <manifest:file-entry manifest:full-path="Pictures/10000001000004C800000159EAC57735.png" manifest:media-type="image/png"/>
  <manifest:file-entry manifest:full-path="Pictures/100000010000024B000001BCBB2B3271.png" manifest:media-type="image/png"/>
  <manifest:file-entry manifest:full-path="Pictures/10000001000009480000030E81B9DF23.png" manifest:media-type="image/png"/>
  <manifest:file-entry manifest:full-path="Pictures/1000000100000203000000956BACE75C.png" manifest:media-type="image/png"/>
  <manifest:file-entry manifest:full-path="Pictures/10000001000009480000020A439C5A8F.png" manifest:media-type="image/png"/>
  <manifest:file-entry manifest:full-path="Pictures/10000001000005E7000002BA9A6CD82A.png" manifest:media-type="image/png"/>
  <manifest:file-entry manifest:full-path="Pictures/1000000100000285000001DAB413790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Arial" fo:font-size="26pt" officeooo:rsid="001de133" officeooo:paragraph-rsid="001de133" style:font-size-asian="22.75pt" style:font-size-complex="26pt"/>
    </style:style>
    <style:style style:name="P2" style:family="paragraph" style:parent-style-name="Standard">
      <style:paragraph-properties fo:text-align="center" style:justify-single-word="false"/>
      <style:text-properties style:font-name="Arial" fo:font-size="45pt" officeooo:rsid="001de133" officeooo:paragraph-rsid="001de133" style:font-size-asian="45pt" style:font-size-complex="45pt"/>
    </style:style>
    <style:style style:name="P3" style:family="paragraph" style:parent-style-name="Standard">
      <style:paragraph-properties fo:text-align="center" style:justify-single-word="false"/>
      <style:text-properties style:font-name="Arial" fo:font-size="45pt" officeooo:rsid="0023c50b" officeooo:paragraph-rsid="0023c50b" style:font-size-asian="45pt" style:font-size-complex="45pt"/>
    </style:style>
    <style:style style:name="P4" style:family="paragraph" style:parent-style-name="Standard">
      <style:paragraph-properties fo:text-align="center" style:justify-single-word="false"/>
      <style:text-properties style:font-name="Arial" fo:font-size="20pt" officeooo:rsid="001de133" officeooo:paragraph-rsid="001de133" style:font-size-asian="20pt" style:font-size-complex="20pt"/>
    </style:style>
    <style:style style:name="P5" style:family="paragraph" style:parent-style-name="Standard">
      <style:paragraph-properties fo:text-align="center" style:justify-single-word="false"/>
      <style:text-properties style:font-name="Arial" fo:font-size="11pt" officeooo:rsid="001de133" officeooo:paragraph-rsid="001de133" style:font-size-asian="11pt" style:font-size-complex="11pt"/>
    </style:style>
    <style:style style:name="P6" style:family="paragraph" style:parent-style-name="Standard">
      <style:paragraph-properties fo:text-align="center" style:justify-single-word="false"/>
      <style:text-properties style:font-name="Arial" fo:font-size="13pt" officeooo:rsid="001de133" officeooo:paragraph-rsid="001de133" style:font-size-asian="13pt" style:font-size-complex="13pt"/>
    </style:style>
    <style:style style:name="P7" style:family="paragraph" style:parent-style-name="Standard">
      <style:paragraph-properties fo:text-align="start" style:justify-single-word="false"/>
      <style:text-properties style:font-name="Arial" fo:font-size="11pt" officeooo:rsid="001de133" officeooo:paragraph-rsid="001de133" style:font-size-asian="11pt" style:font-size-complex="11pt"/>
    </style:style>
    <style:style style:name="P8" style:family="paragraph" style:parent-style-name="Standard">
      <style:paragraph-properties fo:text-align="center" style:justify-single-word="false"/>
      <style:text-properties fo:color="#ff4000" loext:opacity="100%" style:font-name="Arial" fo:font-size="16pt" officeooo:rsid="001f82ed" officeooo:paragraph-rsid="001f82ed" style:font-size-asian="14pt" style:font-size-complex="16pt"/>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Contents_20_3">
      <style:paragraph-properties>
        <style:tab-stops>
          <style:tab-stop style:position="15.998cm" style:type="right" style:leader-style="dotted" style:leader-text="."/>
        </style:tab-stops>
      </style:paragraph-properties>
    </style:style>
    <style:style style:name="P12" style:family="paragraph" style:parent-style-name="Heading_20_1">
      <style:text-properties style:font-name="Arial" style:text-underline-style="solid" style:text-underline-width="auto" style:text-underline-color="font-color"/>
    </style:style>
    <style:style style:name="P13" style:family="paragraph" style:parent-style-name="Standard">
      <style:paragraph-properties fo:text-align="start" style:justify-single-word="false"/>
      <style:text-properties style:font-name="Arial" fo:font-size="14pt" style:text-underline-style="solid" style:text-underline-width="auto" style:text-underline-color="font-color" fo:font-weight="bold" officeooo:rsid="001f82ed" officeooo:paragraph-rsid="001f82ed" style:font-size-asian="12.25pt" style:font-weight-asian="bold" style:font-size-complex="14pt" style:font-weight-complex="bold"/>
    </style:style>
    <style:style style:name="P14" style:family="paragraph" style:parent-style-name="Heading_20_2">
      <style:text-properties style:font-name="Arial"/>
    </style:style>
    <style:style style:name="P15" style:family="paragraph" style:parent-style-name="Standard">
      <style:paragraph-properties fo:text-align="start" style:justify-single-word="false"/>
      <style:text-properties style:font-name="Arial" fo:font-size="11pt" style:text-underline-style="none" fo:font-weight="normal" officeooo:rsid="002514f8" officeooo:paragraph-rsid="002514f8"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style:font-name="Arial" fo:font-size="14pt" style:text-underline-style="none" fo:font-weight="normal" officeooo:rsid="001f82ed" officeooo:paragraph-rsid="001f82ed"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font-name="Arial" fo:font-size="11pt" style:text-underline-style="none" fo:font-weight="normal" officeooo:rsid="0026f633" officeooo:paragraph-rsid="0026f633"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font-name="Arial" fo:font-size="11pt" style:text-underline-style="none" fo:font-weight="normal" officeooo:rsid="002b8b0c" officeooo:paragraph-rsid="002b8b0c"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style:font-name="Arial" fo:font-size="11pt" style:text-underline-style="none" fo:font-weight="normal" officeooo:rsid="002fd7aa" officeooo:paragraph-rsid="002fd7aa" style:font-size-asian="9.60000038146973pt" style:font-weight-asian="normal" style:font-size-complex="11pt" style:font-weight-complex="normal"/>
    </style:style>
    <style:style style:name="P20" style:family="paragraph" style:parent-style-name="Standard" style:list-style-name="L1">
      <style:paragraph-properties fo:text-align="start" style:justify-single-word="false"/>
      <style:text-properties style:font-name="Arial" fo:font-size="11pt" style:text-underline-style="none" fo:font-weight="normal" officeooo:rsid="002fd7aa" officeooo:paragraph-rsid="002fd7aa" style:font-size-asian="9.60000038146973pt" style:font-weight-asian="normal" style:font-size-complex="11pt" style:font-weight-complex="normal"/>
    </style:style>
    <style:style style:name="P21" style:family="paragraph" style:parent-style-name="Standard" style:list-style-name="L1">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3" style:family="paragraph" style:parent-style-name="Standard" style:list-style-name="L2">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4" style:family="paragraph" style:parent-style-name="Standard" style:list-style-name="L3">
      <style:paragraph-properties fo:text-align="start" style:justify-single-word="false"/>
      <style:text-properties style:font-name="Arial" fo:font-size="11pt" style:text-underline-style="none" fo:font-weight="normal" officeooo:rsid="002fd7aa" officeooo:paragraph-rsid="002fd7aa" style:font-size-asian="9.60000038146973pt" style:font-weight-asian="normal" style:font-size-complex="11pt" style:font-weight-complex="normal"/>
    </style:style>
    <style:style style:name="P25" style:family="paragraph" style:parent-style-name="Standard" style:list-style-name="L4">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6" style:family="paragraph" style:parent-style-name="Standard">
      <style:paragraph-properties fo:text-align="start" style:justify-single-word="false"/>
      <style:text-properties style:font-name="Arial" fo:font-size="11pt" style:text-underline-style="none" fo:font-weight="normal" officeooo:rsid="003213a7" officeooo:paragraph-rsid="003213a7" style:font-size-asian="9.60000038146973pt" style:font-weight-asian="normal" style:font-size-complex="11pt" style:font-weight-complex="normal"/>
    </style:style>
    <style:style style:name="P27" style:family="paragraph" style:parent-style-name="Standard">
      <style:paragraph-properties fo:text-align="start" style:justify-single-word="false"/>
      <style:text-properties style:font-name="Arial" fo:font-size="11pt" style:text-underline-style="none" fo:font-weight="normal" officeooo:rsid="0035ac19" officeooo:paragraph-rsid="0035ac19" style:font-size-asian="9.60000038146973pt" style:font-weight-asian="normal" style:font-size-complex="11pt" style:font-weight-complex="normal"/>
    </style:style>
    <style:style style:name="P28" style:family="paragraph" style:parent-style-name="Standard">
      <style:paragraph-properties fo:text-align="start" style:justify-single-word="false"/>
      <style:text-properties style:font-name="Arial" fo:font-size="11pt" style:text-underline-style="none" fo:font-weight="normal" officeooo:rsid="0036d643" officeooo:paragraph-rsid="0036d643" style:font-size-asian="9.60000038146973pt" style:font-weight-asian="normal" style:font-size-complex="11pt" style:font-weight-complex="normal"/>
    </style:style>
    <style:style style:name="P29" style:family="paragraph" style:parent-style-name="Text_20_body">
      <style:text-properties style:font-name="Arial" fo:font-size="11pt" style:text-underline-style="none" fo:font-weight="normal" officeooo:rsid="003b6f22" officeooo:paragraph-rsid="003b6f22" style:font-size-asian="9.60000038146973pt" style:font-weight-asian="normal" style:font-size-complex="11pt" style:font-weight-complex="normal"/>
    </style:style>
    <style:style style:name="P30" style:family="paragraph" style:parent-style-name="Text_20_body" style:list-style-name="L5">
      <style:text-properties style:font-name="Arial" fo:font-size="11pt" style:text-underline-style="none" fo:font-weight="normal" officeooo:rsid="003b6f22" officeooo:paragraph-rsid="003b6f22" style:font-size-asian="9.60000038146973pt" style:font-weight-asian="normal" style:font-size-complex="11pt" style:font-weight-complex="normal"/>
    </style:style>
    <style:style style:name="P31" style:family="paragraph" style:parent-style-name="Text_20_body" style:list-style-name="L6">
      <style:text-properties style:font-name="Arial" fo:font-size="11pt" style:text-underline-style="none" fo:font-weight="normal" officeooo:rsid="003b6f22" officeooo:paragraph-rsid="003b6f22" style:font-size-asian="9.60000038146973pt" style:font-weight-asian="normal" style:font-size-complex="11pt" style:font-weight-complex="normal"/>
    </style:style>
    <style:style style:name="P32" style:family="paragraph" style:parent-style-name="Text_20_body">
      <style:text-properties style:font-name="Arial" fo:font-size="11pt" style:text-underline-style="none" fo:font-weight="normal" officeooo:rsid="003bfc39" officeooo:paragraph-rsid="003bfc39" style:font-size-asian="9.60000038146973pt" style:font-weight-asian="normal" style:font-size-complex="11pt" style:font-weight-complex="normal"/>
    </style:style>
    <style:style style:name="P33" style:family="paragraph" style:parent-style-name="Heading_20_2">
      <style:text-properties officeooo:paragraph-rsid="00401009"/>
    </style:style>
    <style:style style:name="P34" style:family="paragraph" style:parent-style-name="Text_20_body">
      <style:text-properties fo:font-size="11pt" style:text-underline-style="none" fo:font-weight="normal" officeooo:rsid="003fc52a" officeooo:paragraph-rsid="00401009" style:font-size-asian="9.60000038146973pt" style:font-weight-asian="normal" style:font-size-complex="11pt" style:font-weight-complex="normal"/>
    </style:style>
    <style:style style:name="P35" style:family="paragraph" style:parent-style-name="Text_20_body">
      <style:text-properties fo:font-size="11pt" style:text-underline-style="none" officeooo:rsid="0040fda9" officeooo:paragraph-rsid="0040fda9" style:font-size-asian="9.60000038146973pt" style:font-size-complex="11pt"/>
    </style:style>
    <style:style style:name="P36" style:family="paragraph" style:parent-style-name="Text_20_body">
      <style:text-properties fo:font-size="11pt" style:text-underline-style="none" officeooo:paragraph-rsid="0040fda9" style:font-size-asian="9.60000038146973pt" style:font-size-complex="11pt"/>
    </style:style>
    <style:style style:name="P37" style:family="paragraph" style:parent-style-name="Heading_20_2">
      <style:text-properties style:font-name="Arial" officeooo:rsid="0041c276" officeooo:paragraph-rsid="0041c276"/>
    </style:style>
    <style:style style:name="P38" style:family="paragraph" style:parent-style-name="Text_20_body">
      <style:text-properties fo:font-size="11pt" style:text-underline-style="none" officeooo:rsid="00434301" officeooo:paragraph-rsid="00434301" style:font-size-asian="9.60000038146973pt" style:font-size-complex="11pt"/>
    </style:style>
    <style:style style:name="P39" style:family="paragraph" style:parent-style-name="Heading_20_3">
      <style:text-properties style:font-name="Arial" fo:font-size="13pt" style:font-size-asian="13pt" style:font-size-complex="13pt"/>
    </style:style>
    <style:style style:name="P40" style:family="paragraph" style:parent-style-name="Text_20_body">
      <style:text-properties fo:font-size="11pt" style:text-underline-style="none" officeooo:rsid="0044f8ea" officeooo:paragraph-rsid="0044f8ea" style:font-size-asian="9.60000038146973pt" style:font-size-complex="11pt"/>
    </style:style>
    <style:style style:name="P41" style:family="paragraph" style:parent-style-name="Text_20_body">
      <style:text-properties style:font-name="Arial" fo:font-size="11pt" style:text-underline-style="none" officeooo:rsid="0044f8ea" officeooo:paragraph-rsid="0044f8ea" style:font-size-asian="9.60000038146973pt" style:font-size-complex="11pt"/>
    </style:style>
    <style:style style:name="P42" style:family="paragraph" style:parent-style-name="Text_20_body">
      <style:text-properties style:font-name="Arial" fo:font-size="11pt" style:text-underline-style="none" officeooo:rsid="0045f50d" officeooo:paragraph-rsid="0045f50d" style:font-size-asian="9.60000038146973pt" style:font-size-complex="11pt"/>
    </style:style>
    <style:style style:name="P43" style:family="paragraph" style:parent-style-name="Text_20_body">
      <style:text-properties fo:font-size="11pt" style:text-underline-style="none" officeooo:rsid="0045f50d" officeooo:paragraph-rsid="0045f50d" style:font-size-asian="9.60000038146973pt" style:font-size-complex="11pt"/>
    </style:style>
    <style:style style:name="P44" style:family="paragraph" style:parent-style-name="Text_20_body">
      <style:text-properties style:font-name="Arial" fo:font-size="13pt" fo:font-weight="bold" officeooo:paragraph-rsid="0045f50d" style:font-size-asian="13pt" style:font-weight-asian="bold" style:font-size-complex="13pt" style:font-weight-complex="bold"/>
    </style:style>
    <style:style style:name="P45" style:family="paragraph" style:parent-style-name="Text_20_body">
      <style:text-properties style:font-name="Arial" fo:font-size="11pt" fo:font-weight="normal" officeooo:paragraph-rsid="004e0836" style:font-size-asian="9.60000038146973pt" style:font-weight-asian="normal" style:font-size-complex="11pt" style:font-weight-complex="normal"/>
    </style:style>
    <style:style style:name="P46" style:family="paragraph" style:parent-style-name="Heading_20_3">
      <style:text-properties style:font-name="Arial" fo:font-size="13pt" fo:font-weight="bold" officeooo:paragraph-rsid="004c85e1" style:font-size-asian="13pt" style:font-weight-asian="bold" style:font-size-complex="13pt" style:font-weight-complex="bold"/>
    </style:style>
    <style:style style:name="P47" style:family="paragraph" style:parent-style-name="Text_20_body">
      <style:text-properties style:font-name="Arial" fo:font-size="11pt" style:text-underline-style="none" officeooo:rsid="0048e64b" officeooo:paragraph-rsid="0048e64b" style:font-size-asian="9.60000038146973pt" style:font-size-complex="11pt"/>
    </style:style>
    <style:style style:name="P48" style:family="paragraph" style:parent-style-name="Text_20_body">
      <style:text-properties fo:font-size="11pt" officeooo:rsid="004e0836" officeooo:paragraph-rsid="004e0836" style:font-size-asian="11pt" style:font-size-complex="11pt"/>
    </style:style>
    <style:style style:name="P49" style:family="paragraph" style:parent-style-name="Text_20_body">
      <style:text-properties fo:font-size="11pt" style:text-underline-style="none" officeooo:rsid="004ff39b" officeooo:paragraph-rsid="004ff39b" style:font-size-asian="9.60000038146973pt" style:font-size-complex="11pt"/>
    </style:style>
    <style:style style:name="P50" style:family="paragraph" style:parent-style-name="Text_20_body">
      <style:text-properties fo:font-size="11pt" style:text-underline-style="none" officeooo:rsid="005069b3" officeooo:paragraph-rsid="005069b3" style:font-size-asian="9.60000038146973pt" style:font-size-complex="11pt"/>
    </style:style>
    <style:style style:name="P51" style:family="paragraph" style:parent-style-name="Text_20_body">
      <style:text-properties fo:font-size="11pt" style:text-underline-style="none" officeooo:rsid="0050ec17" officeooo:paragraph-rsid="0050ec17" style:font-size-asian="9.60000038146973pt" style:font-size-complex="11pt"/>
    </style:style>
    <style:style style:name="P52" style:family="paragraph" style:parent-style-name="Text_20_body">
      <style:text-properties fo:font-size="11pt" style:text-underline-style="none" officeooo:rsid="00520ea6" officeooo:paragraph-rsid="00520ea6" style:font-size-asian="9.60000038146973pt" style:font-size-complex="11pt"/>
    </style:style>
    <style:style style:name="P53" style:family="paragraph" style:parent-style-name="Text_20_body">
      <style:text-properties fo:font-size="11pt" style:text-underline-style="none" officeooo:rsid="0052988a" officeooo:paragraph-rsid="0052988a" style:font-size-asian="9.60000038146973pt" style:font-size-complex="11pt"/>
    </style:style>
    <style:style style:name="P54" style:family="paragraph" style:parent-style-name="Text_20_body">
      <style:text-properties fo:font-size="11pt" style:text-underline-style="none" officeooo:rsid="0054ea45" officeooo:paragraph-rsid="0054ea45" style:font-size-asian="9.60000038146973pt" style:font-size-complex="11pt"/>
    </style:style>
    <style:style style:name="P55" style:family="paragraph" style:parent-style-name="Text_20_body">
      <style:text-properties fo:font-size="11pt" style:text-underline-style="none" officeooo:paragraph-rsid="0041c276" style:font-size-asian="9.60000038146973pt" style:font-size-complex="11pt"/>
    </style:style>
    <style:style style:name="T1" style:family="text">
      <style:text-properties officeooo:rsid="002514f8"/>
    </style:style>
    <style:style style:name="T2" style:family="text">
      <style:text-properties officeooo:rsid="002359cf"/>
    </style:style>
    <style:style style:name="T3" style:family="text">
      <style:text-properties officeooo:rsid="0021820d"/>
    </style:style>
    <style:style style:name="T4" style:family="text">
      <style:text-properties officeooo:rsid="0026f633"/>
    </style:style>
    <style:style style:name="T5" style:family="text">
      <style:text-properties officeooo:rsid="00275e8d"/>
    </style:style>
    <style:style style:name="T6" style:family="text">
      <style:text-properties officeooo:rsid="00286b5d"/>
    </style:style>
    <style:style style:name="T7" style:family="text">
      <style:text-properties officeooo:rsid="0029399f"/>
    </style:style>
    <style:style style:name="T8" style:family="text">
      <style:text-properties officeooo:rsid="002ee656"/>
    </style:style>
    <style:style style:name="T9" style:family="text">
      <style:text-properties officeooo:rsid="0031a0a7"/>
    </style:style>
    <style:style style:name="T10" style:family="text">
      <style:text-properties officeooo:rsid="0033c096"/>
    </style:style>
    <style:style style:name="T11" style:family="text">
      <style:text-properties officeooo:rsid="003fc52a"/>
    </style:style>
    <style:style style:name="T12" style:family="text">
      <style:text-properties officeooo:rsid="00428aba"/>
    </style:style>
    <style:style style:name="T13" style:family="text">
      <style:text-properties style:font-name="Arial"/>
    </style:style>
    <style:style style:name="T14" style:family="text">
      <style:text-properties style:font-name="Arial" officeooo:rsid="003fd55b"/>
    </style:style>
    <style:style style:name="T15" style:family="text">
      <style:text-properties style:font-name="Arial" officeooo:rsid="00401009"/>
    </style:style>
    <style:style style:name="T16" style:family="text">
      <style:text-properties style:font-name="Arial" officeooo:rsid="003fc52a"/>
    </style:style>
    <style:style style:name="T17" style:family="text">
      <style:text-properties style:font-name="Arial" officeooo:rsid="0040fda9"/>
    </style:style>
    <style:style style:name="T18" style:family="text">
      <style:text-properties style:font-name="Arial" officeooo:rsid="0041c276"/>
    </style:style>
    <style:style style:name="T19" style:family="text">
      <style:text-properties style:font-name="Arial" officeooo:rsid="0044f8ea"/>
    </style:style>
    <style:style style:name="T20" style:family="text">
      <style:text-properties style:font-name="Arial" officeooo:rsid="0048e64b"/>
    </style:style>
    <style:style style:name="T21" style:family="text">
      <style:text-properties style:font-name="Arial" fo:font-size="11pt" style:text-underline-style="none" officeooo:rsid="00476885" style:font-size-asian="9.60000038146973pt" style:font-size-complex="11pt"/>
    </style:style>
    <style:style style:name="T22" style:family="text">
      <style:text-properties style:font-name="Arial" officeooo:rsid="0049cb96"/>
    </style:style>
    <style:style style:name="T23" style:family="text">
      <style:text-properties style:font-name="Arial" officeooo:rsid="00477284"/>
    </style:style>
    <style:style style:name="T24" style:family="text">
      <style:text-properties style:font-name="Arial" style:text-underline-style="none" officeooo:rsid="004ff39b" style:font-size-asian="9.60000038146973pt"/>
    </style:style>
    <style:style style:name="T25" style:family="text">
      <style:text-properties style:font-name="Arial" style:text-underline-style="none" officeooo:rsid="0044f8ea" style:font-size-asian="9.60000038146973pt"/>
    </style:style>
    <style:style style:name="T26" style:family="text">
      <style:text-properties style:font-name="Arial" officeooo:rsid="005069b3"/>
    </style:style>
    <style:style style:name="T27" style:family="text">
      <style:text-properties style:font-name="Arial" officeooo:rsid="0053e5c4"/>
    </style:style>
    <style:style style:name="T28" style:family="text">
      <style:text-properties officeooo:rsid="00569c0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
      <text:p text:style-name="P2"/>
      <text:p text:style-name="P3">FitArchive – <text:span text:style-name="T1">Project Write-up</text:span></text:p>
      <text:p text:style-name="P1"/>
      <text:p text:style-name="P4">By <text:span text:style-name="T2">Xorpax</text:span></text:p>
      <text:p text:style-name="P5"/>
      <text:p text:style-name="P6">December 2024</text:p>
      <text:p text:style-name="P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8">Project Contents</text:p>
      <text:p text:style-name="P7"/>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9"><text:a xlink:type="simple" xlink:href="#__RefHeading___Toc6670_2672875101" text:style-name="Index_20_Link" text:visited-style-name="Index_20_Link">1. Project Overview<text:tab/>3</text:a></text:p>
          <text:p text:style-name="P10"><text:a xlink:type="simple" xlink:href="#__RefHeading___Toc6707_2672875101" text:style-name="Index_20_Link" text:visited-style-name="Index_20_Link">Abstract<text:tab/>3</text:a></text:p>
          <text:p text:style-name="P9"><text:a xlink:type="simple" xlink:href="#__RefHeading___Toc6677_2672875101" text:style-name="Index_20_Link" text:visited-style-name="Index_20_Link">2. Core Features<text:tab/>4</text:a></text:p>
          <text:p text:style-name="P10"><text:a xlink:type="simple" xlink:href="#__RefHeading___Toc6709_2672875101" text:style-name="Index_20_Link" text:visited-style-name="Index_20_Link">Introduction<text:tab/>4</text:a></text:p>
          <text:p text:style-name="P10"><text:a xlink:type="simple" xlink:href="#__RefHeading___Toc6711_2672875101" text:style-name="Index_20_Link" text:visited-style-name="Index_20_Link">Core Features<text:tab/>4</text:a></text:p>
          <text:p text:style-name="P10"><text:a xlink:type="simple" xlink:href="#__RefHeading___Toc6713_2672875101" text:style-name="Index_20_Link" text:visited-style-name="Index_20_Link">User Interface<text:tab/>4</text:a></text:p>
          <text:p text:style-name="P9"><text:a xlink:type="simple" xlink:href="#__RefHeading___Toc6715_2672875101" text:style-name="Index_20_Link" text:visited-style-name="Index_20_Link">3. Implementation Highlights<text:tab/>6</text:a></text:p>
          <text:p text:style-name="P10"><text:a xlink:type="simple" xlink:href="#__RefHeading___Toc6999_2672875101" text:style-name="Index_20_Link" text:visited-style-name="Index_20_Link">Technology Stack<text:tab/>6</text:a></text:p>
          <text:p text:style-name="P10"><text:a xlink:type="simple" xlink:href="#__RefHeading___Toc7001_2672875101" text:style-name="Index_20_Link" text:visited-style-name="Index_20_Link">Design Decisions<text:tab/>7</text:a></text:p>
          <text:p text:style-name="P9"><text:a xlink:type="simple" xlink:href="#__RefHeading___Toc6717_2672875101" text:style-name="Index_20_Link" text:visited-style-name="Index_20_Link">4. Project Development and Unit Testing<text:tab/>7</text:a></text:p>
          <text:p text:style-name="P10"><text:a xlink:type="simple" xlink:href="#__RefHeading___Toc7151_2672875101" text:style-name="Index_20_Link" text:visited-style-name="Index_20_Link">Development Workflow<text:tab/>7</text:a></text:p>
          <text:p text:style-name="P10"><text:a xlink:type="simple" xlink:href="#__RefHeading___Toc7352_2672875101" text:style-name="Index_20_Link" text:visited-style-name="Index_20_Link">Feature Prioritisation<text:tab/>7</text:a></text:p>
          <text:p text:style-name="P10"><text:a xlink:type="simple" xlink:href="#__RefHeading___Toc7550_2672875101" text:style-name="Index_20_Link" text:visited-style-name="Index_20_Link">Development<text:tab/>7</text:a></text:p>
          <text:p text:style-name="P11"><text:a xlink:type="simple" xlink:href="#__RefHeading___Toc8331_2672875101" text:style-name="Index_20_Link" text:visited-style-name="Index_20_Link">Handling CSV Files<text:tab/>7</text:a></text:p>
          <text:p text:style-name="P11"><text:a xlink:type="simple" xlink:href="#__RefHeading___Toc7954_3071990690" text:style-name="Index_20_Link" text:visited-style-name="Index_20_Link">Managing Exercise Data<text:tab/>9</text:a></text:p>
          <text:p text:style-name="P9"><text:a xlink:type="simple" xlink:href="#__RefHeading___Toc6719_2672875101" text:style-name="Index_20_Link" text:visited-style-name="Index_20_Link">5. Future Enhancements and Concerns<text:tab/>16</text:a></text:p>
          <text:p text:style-name="P9"><text:a xlink:type="simple" xlink:href="#__RefHeading___Toc6721_2672875101" text:style-name="Index_20_Link" text:visited-style-name="Index_20_Link">6. Conclusion<text:tab/>16</text:a></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2" text:outline-level="1"><text:bookmark-start text:name="__RefHeading___Toc6670_2672875101"/>1. <text:span text:style-name="T3">Project Overview</text:span><text:bookmark-end text:name="__RefHeading___Toc6670_2672875101"/></text:h>
      <text:p text:style-name="P13"/>
      <text:h text:style-name="P14" text:outline-level="2"><text:bookmark-start text:name="__RefHeading___Toc6707_2672875101"/>Abstract<text:bookmark-end text:name="__RefHeading___Toc6707_2672875101"/></text:h>
      <text:p text:style-name="P13"/>
      <text:p text:style-name="P15">FitArchive is a personal project that aims to create a desktop application for tracking your exercise progress. While <text:span text:style-name="T4">working</text:span> to improve my physical health, <text:span text:style-name="T5">I found that </text:span>using a notebook and pen <text:span text:style-name="T5">to log my workouts </text:span>is only useful in the short <text:span text:style-name="T5">term.</text:span> <text:span text:style-name="T5">It became increasingly difficult to continue writing down new personal records in an organised manner without running out of space. FitArchive</text:span> will help me address <text:span text:style-name="T5">this</text:span> issue <text:span text:style-name="T5">by saving my workout data and analysing it in an easy-to-digest way</text:span>.</text:p>
      <text:p text:style-name="P16"/>
      <text:p text:style-name="P17">This app focuses on providing a platform to organise the information you require for your workouts, as well as <text:span text:style-name="T6">giving the users the ability to track and visualise their </text:span>progress. <text:span text:style-name="T6">By automating chart creation and calculations, it frees up time that would otherwise be spent on manual calculations</text:span>. <text:span text:style-name="T1">The interface of FitArchive is interactive and </text:span><text:span text:style-name="T6">includes all the essential</text:span><text:span text:style-name="T1"> functionalities </text:span><text:span text:style-name="T6">needed to </text:span><text:span text:style-name="T1">track progress, </text:span><text:span text:style-name="T6">with an emphasis on simplicity and clean design to ensure ease of navigation for all users</text:span><text:span text:style-name="T1">.</text:span></text:p>
      <text:p text:style-name="P13"/>
      <text:p text:style-name="P15">The application <text:span text:style-name="T6">is developed </text:span>in Python, as it is <text:span text:style-name="T6">the </text:span>programming language <text:span text:style-name="T6">I am most proficient in, allowing me to bring the best version of FitArchive to life</text:span>. All workout data <text:span text:style-name="T6">is </text:span>stored in <text:span text:style-name="T7">a</text:span> plain text <text:span text:style-name="T6">CSV file</text:span>. The primary libraries used <text:span text:style-name="T6">in the development</text:span> <text:span text:style-name="T6">of </text:span>FitArchive <text:span text:style-name="T6">include</text:span> <text:span text:style-name="T6">P</text:span>andas for data manipulation, and CustomTkinter for the GUI.</text:p>
      <text:p text:style-name="P13"/>
      <text:h text:style-name="P12" text:outline-level="1"><text:bookmark-start text:name="__RefHeading___Toc6677_2672875101"/><text:soft-page-break/>2. <text:span text:style-name="T3">Core Features</text:span><text:bookmark-end text:name="__RefHeading___Toc6677_2672875101"/></text:h>
      <text:p text:style-name="P18"/>
      <text:h text:style-name="P14" text:outline-level="2"><text:bookmark-start text:name="__RefHeading___Toc6709_2672875101"/>Introduction<text:bookmark-end text:name="__RefHeading___Toc6709_2672875101"/></text:h>
      <text:p text:style-name="P18"/>
      <text:p text:style-name="P18">Since FitArchive will be a GUI-based application designed with simplicity in mind, a significant focus will be placed on the user interface (UI). The goal is to provide an intuitive and straightforward experience, ensuring that even non-technical users can easily navigate <text:span text:style-name="T8">and make full use</text:span> of FitArchive’s <text:span text:style-name="T8">features</text:span>. The application will prioritise functionality while maintaining user-friendly and <text:span text:style-name="T8">essential</text:span> visuals.</text:p>
      <text:p text:style-name="P18"/>
      <text:h text:style-name="P14" text:outline-level="2"><text:bookmark-start text:name="__RefHeading___Toc6711_2672875101"/>Core Features<text:bookmark-end text:name="__RefHeading___Toc6711_2672875101"/></text:h>
      <text:p text:style-name="P18"/>
      <text:p text:style-name="P19">The primary functions of FitArchive are designed to track and manage workout data entered by the user, while offering easy-to-understand visualisation methods.</text:p>
      <text:p text:style-name="P19"/>
      <text:p text:style-name="P19">1. Workout logging:</text:p>
      <text:list text:style-name="L1">
        <text:list-item>
          <text:p text:style-name="P20">Users will be responsible for creating their track record for individual exercises. This consists of number of reps (repetitions), sets, weight used (optional), duration (optional), date, and more.</text:p>
        </text:list-item>
        <text:list-item>
          <text:p text:style-name="P20">This data will be stored in a plaintext CSV format, <text:span text:style-name="T9">enabling </text:span>eas<text:span text:style-name="T9">y manipulation and analysis</text:span> using the Pandas library.</text:p>
        </text:list-item>
        <text:list-item>
          <text:p text:style-name="P21">Each workout will have its own section that allows for creating notes of any kind to help the users save any important information related to each exercise.</text:p>
        </text:list-item>
      </text:list>
      <text:p text:style-name="P22">2. Progress tracking</text:p>
      <text:list text:style-name="L2">
        <text:list-item>
          <text:p text:style-name="P23">FitArchive will track key performance metrics over time, such as personal bests, number of workouts completed, and total volume lifted. This feature provides users with an ongoing record of their fitness journey, allowing them to see improvements in their performance and identify patterns.</text:p>
        </text:list-item>
      </text:list>
      <text:p text:style-name="P19"><text:span text:style-name="T9">3</text:span>. Operations on workout data</text:p>
      <text:list text:style-name="L3">
        <text:list-item>
          <text:p text:style-name="P24">The application will offer different features which will be separated. The data can be viewed in an easy-to-read formatted way.</text:p>
        </text:list-item>
        <text:list-item>
          <text:p text:style-name="P24">Users will have the ability to choose <text:span text:style-name="T9">from a variety</text:span> <text:span text:style-name="T9">of</text:span> <text:span text:style-name="T9">visualisation techniques</text:span> for each <text:span text:style-name="T9">exercise</text:span>, including pie charts, bar charts, <text:span text:style-name="T9">line charts, and more.</text:span></text:p>
        </text:list-item>
      </text:list>
      <text:p text:style-name="P18"/>
      <text:p text:style-name="P22">4. Goal setting and tracking</text:p>
      <text:list text:style-name="L4">
        <text:list-item>
          <text:p text:style-name="P25">FitArchive allows users to set fitness goals, whether they are based on increasing weights, repetition, or the number of workouts per week.</text:p>
        </text:list-item>
        <text:list-item>
          <text:p text:style-name="P25">This feature enables users to monitor their progress towards their goals and make adjustments to their training regimen as needed.</text:p>
        </text:list-item>
      </text:list>
      <text:p text:style-name="P18"/>
      <text:p text:style-name="P18"/>
      <text:h text:style-name="P14" text:outline-level="2"><text:bookmark-start text:name="__RefHeading___Toc6713_2672875101"/>User Interface<text:bookmark-end text:name="__RefHeading___Toc6713_2672875101"/></text:h>
      <text:p text:style-name="P18"/>
      <text:p text:style-name="P26"><text:span text:style-name="T10">Having a comprehensive yet simple interface </text:span>is pivotal for FitArchive. The application is purely GUI-based, requiring a <text:span text:style-name="T10">strong</text:span> emphasis on user interface design. It needs to look appealing and <text:span text:style-name="T10">be easy on the eyes</text:span>. <text:span text:style-name="T10">G</text:span>iven that users <text:span text:style-name="T10">will likely engage with </text:span>the app frequently, <text:span text:style-name="T10">the design aims to reduce eye fatigue by implementing a dark theme. This ensures a comfortable viewing experience during extended usage while maintaining an aesthetically modern look.</text:span></text:p>
      <text:p text:style-name="P26"><text:soft-page-break/></text:p>
      <text:p text:style-name="P27">The main layout of the application is as follows:</text:p>
      <text:p text:style-name="P27"><draw:frame draw:style-name="fr1" draw:name="Image1" text:anchor-type="char" svg:width="17cm" svg:height="9.569cm" draw:z-index="0"><draw:image xlink:href="Pictures/100000010000055600000301B3A41E09.png" xlink:type="simple" xlink:show="embed" xlink:actuate="onLoad" draw:mime-type="image/png"/></draw:frame></text:p>
      <text:p text:style-name="P18"/>
      <text:p text:style-name="P27">A side panel on the left-hand side will provide easy access to FitArchive’s features. This is done to declutter the main screen, which will focus on displaying one function at a time, creating a clear, focused view on the current task. </text:p>
      <text:p text:style-name="P27"/>
      <text:p text:style-name="P27">The side panel can be collapsed to minimise the space it occupies on the screen, providing users with more room to focus on the main task.</text:p>
      <text:p text:style-name="P27"/>
      <text:p text:style-name="P27"><draw:frame draw:style-name="fr1" draw:name="Image2" text:anchor-type="char" svg:width="17cm" svg:height="9.599cm" draw:z-index="1"><draw:image xlink:href="Pictures/10000001000005570000030468DB35E2.png" xlink:type="simple" xlink:show="embed" xlink:actuate="onLoad" draw:mime-type="image/png"/></draw:frame></text:p>
      <text:p text:style-name="P28"><text:soft-page-break/>Adding new entries will be simple as selecting the appropriate entries that the user wants to include. This ties into the design philosophy of simplicity. For instance, adding an exercise could be kept separate from uploading exercise data to emphasise modularity and maintain clear separation of features.</text:p>
      <text:p text:style-name="P28"/>
      <text:p text:style-name="P28"><draw:frame draw:style-name="fr1" draw:name="Image3" text:anchor-type="char" svg:width="17cm" svg:height="9.603cm" draw:z-index="2"><draw:image xlink:href="Pictures/10000001000005880000032019EA90CA.png" xlink:type="simple" xlink:show="embed" xlink:actuate="onLoad" draw:mime-type="image/png"/></draw:frame></text:p>
      <text:p text:style-name="P28">In summary, the UI will prioritise simplicity and ease of use, ensuring that users can easily navigate through the application. By modularising features and keeping the design clean, FitArchive aims to provide an intuitive and focused experience, making fitness tracking as seamless as possible.</text:p>
      <text:p text:style-name="P18"/>
      <text:h text:style-name="P12" text:outline-level="1"><text:bookmark-start text:name="__RefHeading___Toc6715_2672875101"/>3. <text:span text:style-name="T3">Implementation Highlights</text:span><text:bookmark-end text:name="__RefHeading___Toc6715_2672875101"/></text:h>
      <text:p text:style-name="P29">This section highlights the technology used to deliver FitArchive and explains the reasons for their selection.</text:p>
      <text:h text:style-name="P14" text:outline-level="2"><text:bookmark-start text:name="__RefHeading___Toc6999_2672875101"/>Technology Stack<text:bookmark-end text:name="__RefHeading___Toc6999_2672875101"/></text:h>
      <text:p text:style-name="P29">FitArchive is built using Python due to its simplicity, versatility and my existing knowledge of the language. Key technologies include:</text:p>
      <text:list text:style-name="L5">
        <text:list-item>
          <text:p text:style-name="P30">Pandas: This powerful library was chosen for managing exercise data, as it provides tools for handling and manipulating data stored in CSV format efficiently.</text:p>
        </text:list-item>
        <text:list-item>
          <text:p text:style-name="P30">CustomTkinter: Modern implementation of Tkinter proven useful in my past projects. It is used to build modern and clean graphical user interface (GUI), enabling a clean, user-friendly, and responsive design.</text:p>
        </text:list-item>
        <text:list-item>
          <text:p text:style-name="P30">Matplotlib: Incorporated to generate informative visualisations like graphs and charts, providing users with a clearer view of their workout progress.</text:p>
        </text:list-item>
      </text:list>
      <text:h text:style-name="P14" text:outline-level="2"><text:bookmark-start text:name="__RefHeading___Toc7001_2672875101"/><text:soft-page-break/>Design Decisions<text:bookmark-end text:name="__RefHeading___Toc7001_2672875101"/></text:h>
      <text:list text:style-name="L6">
        <text:list-item>
          <text:p text:style-name="P31">The use of CSV file format for storage of exercise data was chosen due to its simplicity and ease of manipulation. Furthermore, it makes exporting and importing the data straightforward.</text:p>
        </text:list-item>
        <text:list-item>
          <text:p text:style-name="P31">CustomTkinter was selected for GUI development as it enables creating modern-looking interfaces with ease, and because I am already familiar with it and Tkinter.</text:p>
        </text:list-item>
      </text:list>
      <text:p text:style-name="P32">These technologies and design choices lay the foundation for FitArchive’s development. As the project progresses, further refinements will be made to enhance functionality and user experience, but the current stack provides a strong base for building the application’s core features.</text:p>
      <text:h text:style-name="P12" text:outline-level="1"><text:bookmark-start text:name="__RefHeading___Toc6717_2672875101"/>4. <text:span text:style-name="T11">Project Development and </text:span><text:span text:style-name="T12">Unit </text:span><text:span text:style-name="T11">Testing</text:span><text:bookmark-end text:name="__RefHeading___Toc6717_2672875101"/></text:h>
      <text:h text:style-name="P33" text:outline-level="2"><text:bookmark-start text:name="__RefHeading___Toc7151_2672875101"/>Development Workflow<text:bookmark-end text:name="__RefHeading___Toc7151_2672875101"/></text:h>
      <text:p text:style-name="P34"><text:span text:style-name="T13">The development approach for FitArchive is </text:span><text:span text:style-name="T14">an </text:span><text:span text:style-name="T13">agile </text:span><text:span text:style-name="T14">methodology, </text:span><text:span text:style-name="T15">which aligns with my past experience</text:span><text:span text:style-name="T13"> and </text:span><text:span text:style-name="T15">has proven </text:span><text:span text:style-name="T13">effective for </text:span><text:span text:style-name="T15">managing iterative development</text:span><text:span text:style-name="T13">. </text:span><text:span text:style-name="T15">This approach allows for more flexibility, enabling me to </text:span><text:span text:style-name="T13">focus on core functionalities </text:span><text:span text:style-name="T15">first and continuously improve the application based on testing and feedback.</text:span></text:p>
      <text:p text:style-name="P35"><text:span text:style-name="T16">T</text:span><text:span text:style-name="T13">his section will showcase the development process and the production code along with issues encountered during this process. I will use screenshots and/or codeblocks for reference.</text:span></text:p>
      <text:h text:style-name="Heading_20_2" text:outline-level="2"><text:bookmark-start text:name="__RefHeading___Toc7352_2672875101"/><text:span text:style-name="T16">F</text:span><text:span text:style-name="T13">eature Prioritisation</text:span><text:bookmark-end text:name="__RefHeading___Toc7352_2672875101"/></text:h>
      <text:p text:style-name="P36"><text:span text:style-name="T16">W</text:span><text:span text:style-name="T17">hen the idea for FitArchive came to life, the main features included adding exercises and their scores, i.e. weights used, reps, dates and more. The data would then be used to compare and assess personal bests over time. </text:span><text:span text:style-name="T18">A</text:span><text:span text:style-name="T17">s the project has </text:span><text:span text:style-name="T18">progressed</text:span><text:span text:style-name="T17">, </text:span><text:span text:style-name="T18">the plan has expanded to include</text:span><text:span text:style-name="T17"> additional features, </text:span><text:span text:style-name="T18">such as </text:span><text:span text:style-name="T17">a BMI calculator and data visualisation. </text:span><text:span text:style-name="T18">Despite this, the priority remains with the original features, which I will build upon to eventually create a full fitness tracker.</text:span></text:p>
      <text:h text:style-name="P37" text:outline-level="2"><text:bookmark-start text:name="__RefHeading___Toc7550_2672875101"/>Development<text:bookmark-end text:name="__RefHeading___Toc7550_2672875101"/></text:h>
      <text:p text:style-name="P38"><text:span text:style-name="T18">T</text:span><text:span text:style-name="T13">o start off, I should mention that I will be using the </text:span><text:span text:style-name="T19">Object-Oriented Programming (</text:span><text:span text:style-name="T13">OOP</text:span><text:span text:style-name="T19">)</text:span><text:span text:style-name="T13"> paradigm </text:span><text:span text:style-name="T19">for FitArchive. This approach will help with the </text:span><text:span text:style-name="T13">scalability </text:span><text:span text:style-name="T19">of the application, allowing me to easily add new features in the future. It also aids in </text:span><text:span text:style-name="T13">debugging, </text:span><text:span text:style-name="T19">as it will be easier to isolate issues within specific components of the app</text:span><text:span text:style-name="T13">. </text:span><text:span text:style-name="T19">The source code will be split between multiple files, keeping things modular. This not only improves maintainability but also ensure that each component of the application is clearly defined, allowing for easier updates and potential future collaboration if needed.</text:span></text:p>
      <text:h text:style-name="P39" text:outline-level="3"><text:bookmark-start text:name="__RefHeading___Toc8331_2672875101"/>Handling CSV Files<text:bookmark-end text:name="__RefHeading___Toc8331_2672875101"/></text:h>
      <text:p text:style-name="P40"><text:span text:style-name="T18">S</text:span><text:span text:style-name="T13">ince the application will need to store workout data in a lightweight, accessible format, I will be using CSV files. This will ensure smooth integration with the Pandas library, which will be used for data processing and analysis.</text:span></text:p>
      <text:p text:style-name="P40"><text:span text:style-name="T13"/></text:p>
      <text:p text:style-name="P40"><draw:frame draw:style-name="fr2" draw:name="Image4" text:anchor-type="char" svg:width="17cm" svg:height="4.249cm" draw:z-index="3"><draw:image xlink:href="Pictures/1000000100000380000000E0C5B9A94B.png" xlink:type="simple" xlink:show="embed" xlink:actuate="onLoad" draw:mime-type="image/png"/></draw:frame><text:soft-page-break/><text:span text:style-name="T13"/></text:p>
      <text:p text:style-name="P41">To begin, I will need a Handler class that is used to (you guessed it) handling and processing CSV files and the data inside them. It requires a filepath to the workout file because currently, FitArchive will deal with only one main CSV file.</text:p>
      <text:p text:style-name="P42">Continuing, I created a class method for accessing the data saved inside the file. This will be one of the most used method from this class.</text:p>
      <text:p text:style-name="P43"><draw:frame draw:style-name="fr1" draw:name="Image5" text:anchor-type="char" svg:width="17cm" svg:height="8.461cm" draw:z-index="4"><draw:image xlink:href="Pictures/1000000100000380000001BEAA1EA8C0.png" xlink:type="simple" xlink:show="embed" xlink:actuate="onLoad" draw:mime-type="image/png"/></draw:frame><text:span text:style-name="T13">It’s worth mentioning that Pandas employs its own data structures called Series and DataFrames. The latter is </text:span><text:span text:style-name="T20">a 2-dimentional data structure </text:span><text:span text:style-name="T13">used for the data returned by the get_dataset function, meaning the function returns a DataFrame (similar to a Python dictionary) will columns and rows of the CSV file.</text:span></text:p>
      <text:p text:style-name="P42">I added exception handling, which is in a very crude form now for debugging purposes. Mainly, an exception will be raised when the CSV workout file is not found, but I like to be prepared for any <draw:frame draw:style-name="fr3" draw:name="Image7" text:anchor-type="char" svg:x="-0.951cm" svg:y="7.063cm" svg:width="19.539cm" svg:height="6.597cm" draw:z-index="6"><draw:image xlink:href="Pictures/10000001000004AB000001776A921F22.png" xlink:type="simple" xlink:show="embed" xlink:actuate="onLoad" draw:mime-type="image/png"/></draw:frame>unexpected exceptions coming from the Pandas library.</text:p>
      <text:p text:style-name="P44"><text:soft-page-break/></text:p>
      <text:p text:style-name="P44"><draw:frame draw:style-name="fr3" draw:name="Image8" text:anchor-type="char" svg:x="-1.704cm" svg:y="-1.946cm" svg:width="19.891cm" svg:height="5.604cm" draw:z-index="7"><draw:image xlink:href="Pictures/10000001000004C800000159EAC57735.png" xlink:type="simple" xlink:show="embed" xlink:actuate="onLoad" draw:mime-type="image/png"/></draw:frame></text:p>
      <text:p text:style-name="P45"><text:span text:style-name="T21">Above are the screenshots from testing. As shown by them, the get_dataset function succesfully returns the data when the file is found, and returns an exception when it cannot find the file.</text:span></text:p>
      <text:h text:style-name="P46" text:outline-level="3"><text:bookmark-start text:name="__RefHeading___Toc7954_3071990690"/>Managing Exercise Data<text:bookmark-end text:name="__RefHeading___Toc7954_3071990690"/></text:h>
      <text:p text:style-name="P43"><text:span text:style-name="T13">Next, I have created 2 complementary functions: update_exercises and add_exercise</text:span></text:p>
      <text:p text:style-name="P40"><draw:frame draw:style-name="fr4" draw:name="Image6" text:anchor-type="char" svg:width="19.089cm" svg:height="10.419cm" draw:z-index="5"><draw:image xlink:href="Pictures/10000001000008000000045E1481B623.png" xlink:type="simple" xlink:show="embed" xlink:actuate="onLoad" draw:mime-type="image/png"/></draw:frame><text:span text:style-name="T13"/></text:p>
      <text:p text:style-name="P43"><text:span text:style-name="T13">When the user wants to add a new exercise to their file, the add_exercise function is called, which calls update_exercises </text:span><text:span text:style-name="T22">at the end </text:span><text:span text:style-name="T13">in order to </text:span><text:span text:style-name="T22">add the new exercise to the list of </text:span><text:span text:style-name="T13">currently existing exercises. </text:span><text:span text:style-name="T23">Then, it adds the column name (the first entry) with a blank entry, meaning it does not add any exercise data asides from the name. </text:span><text:span text:style-name="T13">This is to prevent duplicate exercises from being added. However, this only prevents exercises being added if the only difference is in the case types, i.e. the user can still add two exercises like push ups and pushups. At the very end, I </text:span><text:soft-page-break/><text:span text:style-name="T13">created a signature for the add_exercise_data function which will be used for adding the data seen in its parameters.</text:span></text:p>
      <text:p text:style-name="P47">Testing add_exercise:</text:p>
      <text:p text:style-name="P40"><draw:frame draw:style-name="fr4" draw:name="Image9" text:anchor-type="char" svg:width="15.533cm" svg:height="11.749cm" draw:z-index="8"><draw:image xlink:href="Pictures/100000010000024B000001BCBB2B3271.png" xlink:type="simple" xlink:show="embed" xlink:actuate="onLoad" draw:mime-type="image/png"/></draw:frame><text:span text:style-name="T13"/></text:p>
      <text:p text:style-name="P47">The function had succesfully added a new ‘column’ to the csv file with an empty, represented by NaN (Not a Number) value. The second call to get_dataset confirms that the Push ups exercise has been added without any additional data.</text:p>
      <text:p text:style-name="P48"><text:span text:style-name="T13">Onto add_exercise_data; This function is of utmost importance as it is responsible for inserting new records to the workouts dataframe. </text:span><text:span text:style-name="T24">Before adding an exercise, I had to add a call to update_exercises in the constructor or Handler class. This is to populate self.exercises, which otherwise will cause the data to be overwritten when a user wants to add a new exercise or add_exercise_data will abort before it can add the data to the corresponding exercise.</text:span></text:p>
      <text:p text:style-name="P48"><draw:frame draw:style-name="fr2" draw:name="Image10" text:anchor-type="char" svg:width="17cm" svg:height="4.932cm" draw:z-index="9"><draw:image xlink:href="Pictures/100000010000038000000104E111E6F2.png" xlink:type="simple" xlink:show="embed" xlink:actuate="onLoad" draw:mime-type="image/png"/></draw:frame><text:soft-page-break/><text:span text:style-name="T25"/></text:p>
      <text:p text:style-name="P49"><text:span text:style-name="T13">add_exercise_data</text:span></text:p>
      <text:p text:style-name="P49"><text:span text:style-name="T13"/></text:p>
      <text:p text:style-name="P40"><draw:frame draw:style-name="fr3" draw:name="Image11" text:anchor-type="char" svg:x="-1.395cm" svg:y="0cm" svg:width="19.898cm" svg:height="7.488cm" draw:z-index="10"><draw:image xlink:href="Pictures/10000001000009480000030E81B9DF23.png" xlink:type="simple" xlink:show="embed" xlink:actuate="onLoad" draw:mime-type="image/png"/></draw:frame><text:span text:style-name="T13"/></text:p>
      <text:p text:style-name="P49"><text:span text:style-name="T13">The function employs very simple exception handling, for I intend to check the data format later on, when creating the GUI. The GUI should have a datetime format checker, or a calendar to allow the user to select the date from.</text:span></text:p>
      <text:p text:style-name="P49"><text:span text:style-name="T13">While testing this function, I had encountered a bug whereby the function would leave NaN entries if other rows were previously populated </text:span><text:span text:style-name="T26">as such:</text:span></text:p>
      <text:p text:style-name="P40"><text:span text:style-name="T13"/></text:p>
      <text:p text:style-name="P40"><draw:frame draw:style-name="fr5" draw:name="Image12" text:anchor-type="char" svg:width="13.813cm" svg:height="4.154cm" draw:z-index="11"><draw:image xlink:href="Pictures/100000010000020A0000009DE0534196.png" xlink:type="simple" xlink:show="embed" xlink:actuate="onLoad" draw:mime-type="image/png"/></draw:frame><text:span text:style-name="T13"/></text:p>
      <text:p text:style-name="P50"><text:soft-page-break/><text:span text:style-name="T13">The screenshot above shows that every time a new entry is added, initially, the function would count the length of the column (excluding the column name), which included NaN values. This is easily removed by using the dropna() method, as seen on line 13 of the previous picture. This way, NaN entries are not counted, and each exercise column is evaluated in isolation.</text:span></text:p>
      <text:p text:style-name="P50"><text:span text:style-name="T13">Here is the result of employing the dropna method:</text:span></text:p>
      <text:p text:style-name="P40"><text:span text:style-name="T13"/></text:p>
      <text:p text:style-name="P40"><draw:frame draw:style-name="fr5" draw:name="Image13" text:anchor-type="char" svg:width="13.628cm" svg:height="3.942cm" draw:z-index="12"><draw:image xlink:href="Pictures/1000000100000203000000956BACE75C.png" xlink:type="simple" xlink:show="embed" xlink:actuate="onLoad" draw:mime-type="image/png"/></draw:frame><text:span text:style-name="T13"/></text:p>
      <text:p text:style-name="P51"><text:span text:style-name="T13">Furthermore, add_exercise_data has been modified to accept units as a parameter. This is because the users will set their own units for readability purposes.</text:span></text:p>
      <text:p text:style-name="P51"><text:span text:style-name="T13">Converseley, the user will require to modify or delete their exercise data at times. This is a very complex task because it is crucial to maintain the file’s integrity while removing values.</text:span></text:p>
      <text:p text:style-name="P40"><text:span text:style-name="T13"/></text:p>
      <text:p text:style-name="P40"><draw:frame draw:style-name="fr3" draw:name="Image14" text:anchor-type="char" svg:x="-1.704cm" svg:y="-0.265cm" svg:width="20.41cm" svg:height="5.387cm" draw:z-index="13"><draw:image xlink:href="Pictures/10000001000009480000020A439C5A8F.png" xlink:type="simple" xlink:show="embed" xlink:actuate="onLoad" draw:mime-type="image/png"/></draw:frame><text:span text:style-name="T13"/></text:p>
      <text:p text:style-name="P52"><text:span text:style-name="T13">This function proves yet again how powerful dropna can be. Here, it is only used for brevity, but it makes sure the user receives accurate data.</text:span></text:p>
      <text:p text:style-name="P52"><text:span text:style-name="T13">As a proof of concept, I used add_exercise_data along with remove_exercise to show that new entries will not leave gaps within columns (NaN values). Although each time a new entry and a row is added, the rest is populated with said gaps, they do not affect inserting new scores. The function asks for confirmation before proceeding, and it can be seen that the use of dropna delivers an accurate number of existing entries. If there were no entries (column populated by one or more NaN values), the function would state the number of entries as 0.</text:span></text:p>
      <text:p text:style-name="P40"><draw:frame draw:style-name="fr4" draw:name="Image15" text:anchor-type="char" svg:width="20.223cm" svg:height="9.342cm" draw:z-index="14"><draw:image xlink:href="Pictures/10000001000005E7000002BA9A6CD82A.png" xlink:type="simple" xlink:show="embed" xlink:actuate="onLoad" draw:mime-type="image/png"/></draw:frame><text:soft-page-break/><text:span text:style-name="T13"/></text:p>
      <text:p text:style-name="P53"><text:span text:style-name="T13">When removing a record (singular row within a column), I convert the specific value to a NaN and then drop NaN values within that column. This ‘moves’ all records up in a very simple and quick way</text:span><text:span text:style-name="T19"> </text:span><text:span text:style-name="T13">that I came up with</text:span><text:span text:style-name="T19">. </text:span><text:span text:style-name="T13">This reduces the amount of code I need to write and soon, I will have the basic capabilities of Handler finished.</text:span></text:p>
      <text:p text:style-name="P40"><draw:frame draw:style-name="fr3" draw:name="Image16" text:anchor-type="char" svg:x="-0.159cm" svg:y="0.175cm" svg:width="17cm" svg:height="5.537cm" draw:z-index="15"><draw:image xlink:href="Pictures/10000001000005CE000001E4BAA0EB69.png" xlink:type="simple" xlink:show="embed" xlink:actuate="onLoad" draw:mime-type="image/png"/></draw:frame><text:span text:style-name="T13"/></text:p>
      <text:p text:style-name="P40"><text:span text:style-name="T13"/></text:p>
      <text:p text:style-name="P53"><text:span text:style-name="T13">Here is the testing evidence for remove_record. First dataframe represents the file before removing an entry, and the dataframe below shows what the file looks like after removing (and cleaning) the data from the column. At this point, the operations are cli-based, and require the user to know the index of the record, which will be simplified in the GUI version. However, this approach currently allows me to debug my solution quicker, </text:span><text:span text:style-name="T27">making the development stage faster.</text:span></text:p>
      <text:p text:style-name="P53"><draw:frame draw:style-name="fr1" draw:name="Image17" text:anchor-type="char" svg:width="17cm" svg:height="12.494cm" draw:z-index="16"><draw:image xlink:href="Pictures/1000000100000285000001DAB413790D.png" xlink:type="simple" xlink:show="embed" xlink:actuate="onLoad" draw:mime-type="image/png"/></draw:frame><text:soft-page-break/><text:span text:style-name="T19"/></text:p>
      <text:p text:style-name="P54"><text:span text:style-name="T13">This concludes the basic functionalities of my Handler class. Next, I will be creating a GUI to display this data to the user.</text:span></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oft-page-break/><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oft-page-break/><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55"><text:span text:style-name="T18"/></text:p>
      <text:h text:style-name="P12" text:outline-level="1"><text:bookmark-start text:name="__RefHeading___Toc6719_2672875101"/>5. <text:span text:style-name="T3">Future Enhancements and Concerns </text:span><text:span text:style-name="T28">(TBD)</text:span><text:bookmark-end text:name="__RefHeading___Toc6719_2672875101"/></text:h>
      <text:h text:style-name="P12" text:outline-level="1"><text:bookmark-start text:name="__RefHeading___Toc6721_2672875101"/>6. <text:span text:style-name="T3">Conclusion </text:span><text:span text:style-name="T28">(TBD)</text:span><text:bookmark-end text:name="__RefHeading___Toc6721_2672875101"/></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4e083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6</text:page-number></text:p>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9T22:48:17.283000000</meta:creation-date>
    <dc:date>2024-12-31T11:09:17.168000000</dc:date>
    <meta:editing-duration>PT6H33M29S</meta:editing-duration>
    <meta:editing-cycles>36</meta:editing-cycles>
    <meta:generator>LibreOffice/24.8.3.2$Windows_X86_64 LibreOffice_project/48a6bac9e7e268aeb4c3483fcf825c94556d9f92</meta:generator>
    <meta:document-statistic meta:table-count="0" meta:image-count="17" meta:object-count="0" meta:page-count="16" meta:paragraph-count="98" meta:word-count="2306" meta:character-count="14218" meta:non-whitespace-character-count="12021"/>
  </office:meta>
</office:document-meta>
</file>